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5586c7" officeooo:paragraph-rsid="005586c7"/>
    </style:style>
    <style:style style:name="P2" style:family="paragraph" style:parent-style-name="Standard">
      <style:text-properties officeooo:rsid="005881b0" officeooo:paragraph-rsid="005881b0"/>
    </style:style>
    <style:style style:name="T1" style:family="text">
      <style:text-properties officeooo:rsid="0056b3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dane uruchomienie dockera<text:span text:style-name="T1"> na customowych IP</text:span></text:p>
      <text:p text:style-name="P2">-Problem z kontenerem polega na tym że nie ma on dostępu do internetu. Wszystkie moje pomysły jak na razie zawiodły. Przychodzi mi do głowy jeszcze to że może powinienem użyć zamiast macvilan ipvlan. Muszę się jednak więcej o tym dowiedzieć</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7:07:19.249859033</meta:creation-date>
    <meta:generator>LibreOffice/7.5.6.2$Linux_X86_64 LibreOffice_project/50$Build-2</meta:generator>
    <dc:date>2023-10-24T11:55:06.668569475</dc:date>
    <meta:editing-duration>P1DT4H31M8S</meta:editing-duration>
    <meta:editing-cycles>50</meta:editing-cycles>
    <meta:document-statistic meta:table-count="0" meta:image-count="0" meta:object-count="0" meta:page-count="1" meta:paragraph-count="2" meta:word-count="46" meta:character-count="285" meta:non-whitespace-character-count="241"/>
  </office:meta>
</office:document-meta>
</file>